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ca4" officeooo:paragraph-rsid="00145ca4"/>
    </style:style>
    <style:style style:name="P2" style:family="paragraph" style:parent-style-name="Standard">
      <style:text-properties officeooo:rsid="001483b7" officeooo:paragraph-rsid="001483b7"/>
    </style:style>
    <style:style style:name="P3" style:family="paragraph" style:parent-style-name="Standard">
      <style:text-properties officeooo:rsid="0015e175" officeooo:paragraph-rsid="0015e175"/>
    </style:style>
    <style:style style:name="P4" style:family="paragraph" style:parent-style-name="Standard">
      <style:text-properties officeooo:rsid="00176333" officeooo:paragraph-rsid="0015e175"/>
    </style:style>
    <style:style style:name="P5" style:family="paragraph" style:parent-style-name="Standard">
      <style:text-properties officeooo:rsid="00176333" officeooo:paragraph-rsid="00176333"/>
    </style:style>
    <style:style style:name="P6" style:family="paragraph" style:parent-style-name="Standard">
      <style:text-properties officeooo:rsid="0017d79c" officeooo:paragraph-rsid="0017d79c"/>
    </style:style>
    <style:style style:name="P7" style:family="paragraph" style:parent-style-name="Standard">
      <style:text-properties officeooo:rsid="0017f7a0" officeooo:paragraph-rsid="0017f7a0"/>
    </style:style>
    <style:style style:name="P8" style:family="paragraph" style:parent-style-name="Standard">
      <style:text-properties officeooo:rsid="00194472" officeooo:paragraph-rsid="00145ca4"/>
    </style:style>
    <style:style style:name="T1" style:family="text">
      <style:text-properties officeooo:rsid="001ae17b"/>
    </style:style>
    <style:style style:name="T2" style:family="text">
      <style:text-properties officeooo:rsid="001cd5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gorithms</text:p>
      <text:p text:style-name="P1"/>
      <text:p text:style-name="P2">Problem solving template:</text:p>
      <text:p text:style-name="P2"/>
      <text:p text:style-name="P2">UNDERSTAND THE PROBLEM!</text:p>
      <text:p text:style-name="P2"/>
      <text:p text:style-name="P2">1) Can I restate the problem in my own words?</text:p>
      <text:p text:style-name="P2"/>
      <text:p text:style-name="P2">2) What are the inputs that go into the problem?</text:p>
      <text:p text:style-name="P2"/>
      <text:p text:style-name="P2">3) What are the outputs that should come from the solution to the problem?</text:p>
      <text:p text:style-name="P2"/>
      <text:p text:style-name="P2">4) Can the outputs be determined from the inputs? In other words do I have enough information to solve the problem? ( You may not be able to answer this initially but it’s wort<text:span text:style-name="T2">h</text:span> consideration).</text:p>
      <text:p text:style-name="P2"/>
      <text:p text:style-name="P2">5) How do I label the important pieces of data that are a part of the problem?</text:p>
      <text:p text:style-name="P2"/>
      <text:p text:style-name="P2"/>
      <text:p text:style-name="P2"/>
      <text:p text:style-name="P3">EXPLORE EXAMPLES</text:p>
      <text:p text:style-name="P3"/>
      <text:p text:style-name="P3">1) Start with simple examples</text:p>
      <text:p text:style-name="P3"/>
      <text:p text:style-name="P3">2) Progress to more complex examples</text:p>
      <text:p text:style-name="P3"/>
      <text:p text:style-name="P3">3) Explore Examples with Empty inputs</text:p>
      <text:p text:style-name="P3"/>
      <text:p text:style-name="P3">4) Explore examples with invalid inputs</text:p>
      <text:p text:style-name="P3"/>
      <text:p text:style-name="P3"/>
      <text:p text:style-name="P3">BREAK IT DOWN</text:p>
      <text:p text:style-name="P3"/>
      <text:p text:style-name="P4">1) Explicitly write out the step<text:span text:style-name="T1">s</text:span> you will need to take.</text:p>
      <text:p text:style-name="P4"/>
      <text:p text:style-name="P5">SIMPLIFY</text:p>
      <text:p text:style-name="P5"/>
      <text:p text:style-name="P5">1) Find the core difficulty in what you’re trying to do.</text:p>
      <text:p text:style-name="P5"/>
      <text:p text:style-name="P5">2) Temporarily ignore that difficulty.</text:p>
      <text:p text:style-name="P5"/>
      <text:p text:style-name="P5">3) Write a simplified solution.</text:p>
      <text:p text:style-name="P5"/>
      <text:p text:style-name="P5">4) Then incorporate that difficulty back in.</text:p>
      <text:p text:style-name="P5"/>
      <text:p text:style-name="P5"/>
      <text:p text:style-name="P6">REFACTOR QUESTIONS</text:p>
      <text:p text:style-name="P6"/>
      <text:p text:style-name="P6">1) Can you check the results?</text:p>
      <text:p text:style-name="P6"/>
      <text:p text:style-name="P6">2) Can you derive the result differently?</text:p>
      <text:p text:style-name="P6"/>
      <text:p text:style-name="P6">3) Can you understand the code easily?</text:p>
      <text:p text:style-name="P6"><text:soft-page-break/></text:p>
      <text:p text:style-name="P6">4) Can you use the result or method for some other problem?</text:p>
      <text:p text:style-name="P6"/>
      <text:p text:style-name="P7">5) Can you improve the performance of your solution?</text:p>
      <text:p text:style-name="P7"/>
      <text:p text:style-name="P7">6) Can you think of other ways to refactor?</text:p>
      <text:p text:style-name="P7"/>
      <text:p text:style-name="P7">7) How have other people solved this problem?</text:p>
      <text:p text:style-name="P7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2:33:02.949577306</meta:creation-date>
    <dc:date>2019-09-28T18:26:07.748376367</dc:date>
    <meta:editing-duration>PT22H17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221" meta:character-count="1224" meta:non-whitespace-character-count="1031"/>
  </office:meta>
</office:document-meta>
</file>